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7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 style:list-style-name="WWNum2">
      <style:text-properties fo:font-size="11pt" style:font-size-asian="11pt" style:font-size-complex="11pt"/>
    </style:style>
    <style:style style:name="P10" style:family="paragraph" style:parent-style-name="Standard" style:list-style-name="WWNum3">
      <style:text-properties fo:font-size="11pt" officeooo:rsid="001ececb" officeooo:paragraph-rsid="001ececb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WWNum2"/>
    <style:style style:name="P14" style:family="paragraph" style:parent-style-name="Standard" style:list-style-name="WWNum3"/>
    <style:style style:name="P15" style:family="paragraph" style:parent-style-name="Standard" style:list-style-name="WWNum2">
      <style:text-properties officeooo:rsid="001d1e4a" officeooo:paragraph-rsid="001d1e4a"/>
    </style:style>
    <style:style style:name="P16" style:family="paragraph" style:parent-style-name="Standard" style:list-style-name="WWNum4">
      <style:text-properties officeooo:rsid="001d1e4a" officeooo:paragraph-rsid="001d1e4a"/>
    </style:style>
    <style:style style:name="P17" style:family="paragraph" style:parent-style-name="Standard" style:list-style-name="WWNum4"/>
    <style:style style:name="P18" style:family="paragraph" style:parent-style-name="Standard" style:list-style-name="WWNum2">
      <style:text-properties officeooo:rsid="001ececb" officeooo:paragraph-rsid="001ececb"/>
    </style:style>
    <style:style style:name="P19" style:family="paragraph" style:parent-style-name="No_20_Spacing1" style:list-style-name="WWNum1"/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d1e4a" style:font-size-asian="11pt" style:font-size-complex="11pt"/>
    </style:style>
    <style:style style:name="T7" style:family="text">
      <style:text-properties fo:font-size="11pt" officeooo:rsid="001ececb" style:font-size-asian="11pt" style:font-size-complex="11pt"/>
    </style:style>
    <style:style style:name="T8" style:family="text">
      <style:text-properties style:text-position="super 58%" fo:font-size="11pt" style:font-size-asian="11pt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d1e4a"/>
    </style:style>
    <style:style style:name="T11" style:family="text">
      <style:text-properties officeooo:rsid="001ececb"/>
    </style:style>
    <style:style style:name="T12" style:family="text">
      <style:text-properties officeooo:rsid="001f74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té Paris Diderot</text:p>
      <text:p text:style-name="P1"/>
      <text:p text:style-name="Standard"><text:span text:style-name="T2">PROJETS :</text:span><text:span text:style-name="T5"> <text:s/><text:tab/>Cimp - Console Image Manipulation Program</text:span></text:p>
      <text:p text:style-name="P5"/>
      <text:p text:style-name="P8"><text:tab/><text:tab/></text:p>
      <text:p text:style-name="Standard"><text:span text:style-name="T4">Date </text:span><text:span text:style-name="T5">: <text:s/>Mardi </text:span><text:span text:style-name="T6">2</text:span><text:span text:style-name="T7">2</text:span><text:span text:style-name="T5">/0</text:span><text:span text:style-name="T7">3</text:span><text:span text:style-name="T5">/201</text:span><text:span text:style-name="T6">9</text:span></text:p>
      <text:p text:style-name="Standard"><text:span text:style-name="T4">Début de séance</text:span><text:span text:style-name="T5"> : </text:span><text:s/><text:span text:style-name="T11">15</text:span><text:span text:style-name="T5"> : 30 </text:span><text:span text:style-name="T8">H</text:span></text:p>
      <text:p text:style-name="Standard"><text:span text:style-name="T4">Levée de la séance</text:span><text:span text:style-name="T5"> : <text:s/>1</text:span><text:span text:style-name="T7">7</text:span><text:span text:style-name="T5"> : 30 </text:span><text:span text:style-name="T8">H</text:span></text:p>
      <text:p text:style-name="P2">Etaient présents :</text:p>
      <text:list xml:id="list2868585759411352841" text:style-name="WWNum1">
        <text:list-item>
          <text:p text:style-name="P19">RAAB Djamel</text:p>
        </text:list-item>
        <text:list-item>
          <text:p text:style-name="P19">HADJEBAR Rabah</text:p>
        </text:list-item>
        <text:list-item>
          <text:p text:style-name="P19">MOUSSI Inesse</text:p>
        </text:list-item>
      </text:list>
      <text:p text:style-name="P2"/>
      <text:p text:style-name="Standard"><text:span text:style-name="T4">Etaient absents</text:span><text:span text:style-name="T5"> :</text:span></text:p>
      <text:list xml:id="list9160750194475964841" text:style-name="WWNum2">
        <text:list-item>
          <text:p text:style-name="P9"><text:s/>Aucun.</text:p>
        </text:list-item>
      </text:list>
      <text:p text:style-name="P6"/>
      <text:p text:style-name="Standard"><text:span text:style-name="T4">Rapporteur</text:span><text:span text:style-name="T5"> : <text:s text:c="2"/>MOUSSI Inesse</text:span></text:p>
      <text:p text:style-name="P1"/>
      <text:p text:style-name="P3">Ordre du jour </text:p>
      <text:list xml:id="list7200229153986297753" text:style-name="WWNum3">
        <text:list-item>
          <text:p text:style-name="P14"><text:span text:style-name="T7">Programmation de la fonction save_image() .</text:span></text:p>
        </text:list-item>
        <text:list-item>
          <text:p text:style-name="P10">Schématiser les fonction restantes. </text:p>
        </text:list-item>
      </text:list>
      <text:p text:style-name="P1"/>
      <text:p text:style-name="P3">Les Points abordés et les décisions prises :</text:p>
      <text:list xml:id="list163632609841542" text:continue-list="list9160750194475964841" text:style-name="WWNum2">
        <text:list-item>
          <text:p text:style-name="P18">Programmation de certaines fonctions principales (save_image(), </text:p>
        </text:list-item>
        <text:list-item>
          <text:p text:style-name="P13"><text:span text:style-name="T10">Réflexion à la structure de certaine fonction dont(copier(), coller(), couper(),sélectionner()) . </text:span></text:p>
        </text:list-item>
        <text:list-item>
          <text:p text:style-name="P15">Avancement dans l’apprentissage de la librairie SDL. </text:p>
          <text:p text:style-name="P15"/>
        </text:list-item>
      </text:list>
      <text:p text:style-name="P3"/>
      <text:p text:style-name="P3">A préparer pour la prochaine réunion : </text:p>
      <text:list xml:id="list1945549087989133552" text:style-name="WWNum4">
        <text:list-item>
          <text:p text:style-name="P17"><text:span text:style-name="T11">Programmation des fonctions suivantes(copier(),coller(),couper(), sélectionner(),remplissage()).</text:span></text:p>
        </text:list-item>
        <text:list-item>
          <text:p text:style-name="P16"><text:span text:style-name="T12">Programmation de la ligne de commande (CLI)</text:span>.</text:p>
        </text:list-item>
        <text:list-item>
          <text:p text:style-name="P16"/>
        </text:list-item>
      </text:list>
      <text:p text:style-name="P4"/>
      <text:p text:style-name="Standard"><text:span text:style-name="T3"><text:s/>Date de la p</text:span><text:span text:style-name="T9">rochaine réunion</text:span> : <text:span text:style-name="T11">vendredi</text:span> <text:span text:style-name="T11">29</text:span>/0<text:span text:style-name="T10">3</text:span>/2019 <text:s/><text:span text:style-name="T5"><text:s text:c="48"/>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1" style:display-name="No Spacing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75cm" fo:text-indent="-0.7cm" fo:margin-left="3.875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19:00</meta:creation-date>
    <meta:initial-creator>Hadjebar Rabah</meta:initial-creator>
    <dc:language>fr-FR</dc:language>
    <dc:date>2019-03-22T16:36:18.383027243</dc:date>
    <meta:editing-cycles>17</meta:editing-cycles>
    <meta:editing-duration>PT51M56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134" meta:character-count="916" meta:non-whitespace-character-count="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